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11.411cm"/>
        </style:tab-stops>
      </style:paragraph-properties>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 text:c="58"/>README APLICACION</text:p>
      <text:p text:style-name="Standard"/>
      <text:p text:style-name="Standard">Aplicación de escritorio para la Empresa PinBravo S.L que gestionará uno de sus grandes eventos , el <text:s/>'Event's Singels', concretamente aquí en Jaén.</text:p>
      <text:p text:style-name="Standard">Recoge por medio del explorador de archivos de java <text:span text:style-name="T3">JFilechoose</text:span> dos: clientes.json y productos.json <text:s/>usando para ello la api de <text:span text:style-name="T3">Gson </text:span><text:span text:style-name="T4">quedando bloqueda la entrada de más archivos hasta una nueva ejecución de la aplicación.</text:span></text:p>
      <text:p text:style-name="Standard">La interfaz es muy sencilla son dos paneles, uno superior que es el barner con el logo del evento y</text:p>
      <text:p text:style-name="Standard">un segundo inferior que soporta un <text:span text:style-name="T3">tabbebPaene</text:span> con con siete pestañas que se corresponden con las opciones que tiene el usuario como:</text:p>
      <text:p text:style-name="Standard"><text:span text:style-name="T3">Vista Información </text:span>sólo con una imagen de fondo para que el usuario pueda informar al participante del programa del evento(Sólo cambiar la imagen desde el archivo en el que se guardan cada vez que cambie el programa, eso sí, no puede cambiar el nombre ni la extensión).</text:p>
      <text:p text:style-name="Standard"><text:span text:style-name="T3">Vista de Fans</text:span> en la que insertar, eliminar, <text:s/>modificar <text:s/>datos y crear <text:s/>una lista de participantes (Volvemos aquí a usar de nuevo <text:span text:style-name="T3">Gson</text:span> para crear el archivo participantes.json a partir del la clase Participante) <text:s/>de los que van a participar .</text:p>
      <text:p text:style-name="Standard">Le incorporamos todas esas funcionalidades además de <text:span text:style-name="T3">JCalendar</text:span> para insertar fácilmente la fecha de nacimiento, <text:span text:style-name="T3">RadioButton</text:span> <text:s/>y un <text:span text:style-name="T3">JComBobox</text:span> dentro del Jtable que contiene los datos para facilitar la inscripción de los clientes al evento con sólo seleccionar <text:s/>'SI'. </text:p>
      <text:p text:style-name="Standard"><text:span text:style-name="T3">Vista Ventas</text:span>:El usuario sólo podrá insertar y anular la venta a partir de los datos existentes, sólo puede realizarla con los participantes y productos que hay en la base de datos, para ello selecciona en las Jtables de participantes y productos los datos que le facilita el comprador.</text:p>
      <text:p text:style-name="Standard">Para anular la venta selecciona venta existente en la Jtable y botón borrar que tiene la funcionalidad de eliminar la venta, actualizar la tabla y por medio de un trigger insertarla en la Jtable de devoluciones.</text:p>
      <text:p text:style-name="Standard"><text:span text:style-name="T3">Vista Devoluciones</text:span>:Dispone de dos Jbutton para devolver a ventas si el producto está en buen estado estado. La funcionalidad de este botón es la siguiente, cada producto devuelto tiene un estado que por defecto es en REVISION y éste le cambia el estado a CORRECTO y le suma una unidad a la cantidad del producto dicho por medio de los métodos correspondientes.</text:p>
      <text:p text:style-name="Standard">El otro JButton del que dispone es el de ir a pérdidas que borra el registro de esa tabla y por medio de un <text:span text:style-name="T3">trigger </text:span>lo envía a la tabla pérdidas.</text:p>
      <text:p text:style-name="Standard">También le incorporamos un <text:span text:style-name="T3">JComBobox</text:span> con dos opciones una para generar un pdf(<text:span text:style-name="T5"> </text:span><text:span text:style-name="T6">con</text:span><text:span text:style-name="T5"> </text:span><text:span text:style-name="T2">itextPDF</text:span>) con los datos existentes en la tabla y otro para recoger incidencias que con sólo seleccionar la fila del producto <text:s/>que ha generado la incidencia incorpora <text:span text:style-name="T2">la imagen y el código del producto</text:span>.</text:p>
      <text:p text:style-name="Standard">Con la particularidad de que se pueden generar tantos archivos como se desee o necesite ya que cada vez que se ejecuta crea un archivo diferente y numerado para ver así el orden en que fue creado.</text:p>
      <text:p text:style-name="Standard"><text:span text:style-name="T1">Además cada vez que selecciona un registro de la Jtable puede ver la imagen del producto</text:span>.</text:p>
      <text:p text:style-name="P1">Vista Productos:<text:span text:style-name="T4">Inserta un nuevo producto y borra desde la Jtable.</text:span></text:p>
      <text:p text:style-name="P1">Vista Participantes:<text:span text:style-name="T4">Contiene los buttons de </text:span>imprimir para enviar a impresora<text:span text:style-name="T4">,insertar producto y borrar producto.</text:span></text:p>
      <text:p text:style-name="P1">Vista Administración:<text:span text:style-name="T4"> Consta de un </text:span>SplitPane.</text:p>
      <text:p text:style-name="P3">En el panel derecho contiene un Jtable con lo datos de los productos y clientes que han ido a pérdidas <text:s/>con la particularidad de que <text:span text:style-name="T1">al seleccionar una fila toma color rojo si ese participante ha devuelto a pérdidas más de tres productos, gris oscuro si fueron dos y gris claro si es uno.</text:span></text:p>
      <text:p text:style-name="P3">Da el importe total de los productos enviados a pérdidas.</text:p>
      <text:p text:style-name="P3">En el panel izquierdo <text:span text:style-name="T1">vemos la imagen del producto y los datos completos de los participantes</text:span> que lo han devuelto en ese estado al seleccionar cada registro del Jtable del panel derecho.</text:p>
      <text:p text:style-name="P3">La base de datos events.db con sqlite controla que no se pueda introducir ningún producto, <text:soft-page-break/>participante o fan repetido por medio de PK.</text:p>
      <text:p text:style-name="P3">También controla que ningún cliente pueda comprar un producto dos veces el mismo día por medio de la PK(dni, código_producto, fecha).</text:p>
      <text:p text:style-name="P3">Inserta los registros de las anulaciones(delete) de la tabla ventas en la tabla devoluciones y las devoluciones a pérdidas(delete) <text:s/>en la tabla devoluciones en la tabla pérdidas por medio de los triggers correspondientes.</text:p>
      <text:p text:style-name="P1"><text:span text:style-name="T4"/></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9T20:46:40.42</meta:creation-date>
    <dc:date>2018-06-19T22:47:00.97</dc:date>
    <meta:editing-duration>PT1H29M7S</meta:editing-duration>
    <meta:editing-cycles>6</meta:editing-cycles>
    <meta:generator>OpenOffice/4.1.4$Win32 OpenOffice.org_project/414m5$Build-9788</meta:generator>
    <meta:document-statistic meta:table-count="0" meta:image-count="0" meta:object-count="0" meta:page-count="2" meta:paragraph-count="24" meta:word-count="710" meta:character-count="4264"/>
  </office:meta>
</office:document-meta>
</file>